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Abbreviation Inline</text:h>
      <text:p text:style-name="Standard"><text:s/>His interest in the luxurious quality of fabrics can be seen</text:p>
      <text:p text:style-name="Standard">in The Finding of Moses (<text:span text:style-name="_5b_DAISY_5d__20_Abbreviation">fig.</text:span> 9-44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Abbreviation" style:display-name="[DAISY] Abbrevia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7:43:27</meta:creation-date>
    <dc:date>2009-06-24T17:52:11</dc:date>
    <dc:creator>Vincent Spiewak</dc:creator>
    <meta:editing-duration>PT00H06M11S</meta:editing-duration>
    <meta:editing-cycles>3</meta:editing-cycles>
    <meta:generator>OpenOffice.org/3.0$Unix OpenOffice.org_project/300m15$Build-9379</meta:generator>
    <meta:document-statistic meta:table-count="0" meta:image-count="0" meta:object-count="0" meta:page-count="1" meta:paragraph-count="3" meta:word-count="21" meta:character-count="122"/>
    <meta:user-defined meta:name="Info 1"/>
    <meta:user-defined meta:name="Info 2"/>
    <meta:user-defined meta:name="Info 3"/>
    <meta:user-defined meta:name="Info 4"/>
  </office:meta>
</office:document-meta>
</file>